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officeooo:rsid="000499b0" officeooo:paragraph-rsid="000499b0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499b0" officeooo:paragraph-rsid="000499b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3pt" officeooo:rsid="000499b0" officeooo:paragraph-rsid="00068d82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3pt" fo:font-weight="bold" officeooo:rsid="000499b0" officeooo:paragraph-rsid="000499b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0499b0" officeooo:paragraph-rsid="000499b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68d82" officeooo:paragraph-rsid="00068d82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8c14b" officeooo:paragraph-rsid="0008c14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8c14b" officeooo:paragraph-rsid="0009f506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096ef1" officeooo:paragraph-rsid="00096ef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0499b0" officeooo:paragraph-rsid="000499b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8c14b" officeooo:paragraph-rsid="0008c14b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officeooo:rsid="000499b0" officeooo:paragraph-rsid="00068d82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style:text-underline-style="solid" style:text-underline-width="auto" style:text-underline-color="font-color" fo:font-weight="normal" officeooo:rsid="0008c14b" officeooo:paragraph-rsid="0008c14b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1pt" officeooo:rsid="000499b0" officeooo:paragraph-rsid="000499b0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68d82" officeooo:paragraph-rsid="00068d8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096ef1" officeooo:paragraph-rsid="00096ef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rsid="0008c14b" officeooo:paragraph-rsid="0009f50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style:text-underline-style="none" fo:font-weight="normal" officeooo:rsid="0009f506" officeooo:paragraph-rsid="0009f506" style:font-size-asian="9.60000038146973pt" style:font-weight-asian="normal" style:font-size-complex="11pt" style:font-weight-complex="normal"/>
    </style:style>
    <style:style style:name="P19" style:family="paragraph">
      <loext:graphic-properties draw:fill="none" draw:fill-color="#ffffff"/>
      <style:text-properties style:font-name="Consolas" fo:font-size="9pt" fo:font-weight="normal" style:font-size-asian="9pt" style:font-weight-asian="normal" style:font-size-complex="9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8d82" style:font-weight-asian="bold" style:font-weight-complex="bold"/>
    </style:style>
    <style:style style:name="T3" style:family="text">
      <style:text-properties officeooo:rsid="00068d82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09f506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096ef1" style:font-size-asian="11pt" style:font-size-complex="11pt"/>
    </style:style>
    <style:style style:name="T8" style:family="text">
      <style:text-properties fo:font-size="11pt" officeooo:rsid="0009f506" style:font-size-asian="11pt" style:font-size-complex="11pt"/>
    </style:style>
    <style:style style:name="T9" style:family="text">
      <style:text-properties fo:font-size="11pt" fo:font-weight="normal" officeooo:rsid="00068d82" style:font-size-asian="11pt" style:font-weight-asian="normal" style:font-size-complex="11pt" style:font-weight-complex="normal"/>
    </style:style>
    <style:style style:name="T10" style:family="text">
      <style:text-properties fo:font-size="11pt" fo:font-weight="normal" officeooo:rsid="0006fccf" style:font-size-asian="11pt" style:font-weight-asian="normal" style:font-size-complex="11pt" style:font-weight-complex="normal"/>
    </style:style>
    <style:style style:name="T11" style:family="text">
      <style:text-properties officeooo:rsid="0009f506"/>
    </style:style>
    <style:style style:name="T12" style:family="text">
      <style:text-properties style:font-name="Consolas" fo:font-size="10pt" style:font-size-asian="10pt" style:font-size-complex="10pt"/>
    </style:style>
    <style:style style:name="T13" style:family="text">
      <style:text-properties style:font-name="Consolas" fo:font-size="10pt" officeooo:rsid="0009f506" style:font-size-asian="10pt" style:font-size-complex="10pt"/>
    </style:style>
    <style:style style:name="T14" style:family="text">
      <style:text-properties style:font-name="Consolas" fo:font-size="10pt" officeooo:rsid="00096ef1" style:font-size-asian="10pt" style:font-size-complex="10pt"/>
    </style:style>
    <style:style style:name="T15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gr1" style:family="graphic">
      <style:graphic-properties draw:stroke="solid" svg:stroke-color="#000000" draw:fill="none" draw:fill-color="#ffffff" fo:min-height="1.9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fo:min-height="3.7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STEC – Tecnologias da Internet III</text:p>
      <text:p text:style-name="P2">Trabalho Prático</text:p>
      <text:p text:style-name="P2"/>
      <text:p text:style-name="P4">Realizado por:</text:p>
      <text:p text:style-name="P1">Sandro Ferreira nº2021</text:p>
      <text:p text:style-name="P1">Fábio Anselmo nº2040</text:p>
      <text:p text:style-name="P1"/>
      <text:p text:style-name="P10">Objetivo:</text:p>
      <text:p text:style-name="P5"><text:tab/><text:span text:style-name="T6">O nosso trabalho tem como objetivo simular uma corrida de cavalos constituída por 4 elementos, todos os elementos tem a mesma probabilidade de vencer em cada corrida. Nesta corrida existem 4 jogadores que podem apostar nos cavalos, sendo que recebem prémio quando o cavalo no qual apostam vence a corrida.</text:span></text:p>
      <text:p text:style-name="P14"><text:tab/>Cada jogador inicia com 25 créditos e apenas pode apostar num único cavalo em cada <text:span text:style-name="T3">ronda</text:span>, quando o cavalo escolhido fica em primeiro lugar o jogador recebe um prémio que corresponde ao dobro do valor apostado.</text:p>
      <text:p text:style-name="P5"/>
      <text:p text:style-name="P12"><text:span text:style-name="T2">Estrutura</text:span><text:span text:style-name="T1">:</text:span></text:p>
      <text:p text:style-name="P3"><text:span text:style-name="T1"><text:tab/></text:span><text:span text:style-name="T9">A pagina é constituída por 3 elementos canvas, um mostra a corrida dos cavalos, outro mostra um gráfico circular com o numero total de vitorias de cada um dos cavalos e outro mostra um gráfico </text:span><text:span text:style-name="T10">de barras</text:span><text:span text:style-name="T9"> com o montante total disponível para cada um dos jogadores.</text:span></text:p>
      <text:p text:style-name="P15"><text:tab/>Existe uma área onde cada um dos jogadores pode escolher o cavalo no qual pretende apostar e o montante a apostar, para isso existe um form-control constituído por 4 options onde o jogador escolhe o cavalo e existe um input do tipo text para o jogador inserir a aposta.</text:p>
      <text:p text:style-name="P6"/>
      <text:p text:style-name="P11">Código do programa:</text:p>
      <text:p text:style-name="P13">Start:</text:p>
      <text:p text:style-name="P7"><text:tab/><text:span text:style-name="T6">O programa é executado quando o jogador carrega no botão “Start”, nesse momento o valor das apostas é lido das caixas de texto </text:span><text:span text:style-name="T8">atraves do </text:span><text:span text:style-name="T13">getElementById()</text:span><text:span text:style-name="T6"> e é executado uma estrutura que verifica se as apostas dos jogadores é maior ou igual a zero e que não é superior ao montante disponível de cada um dos jogadores, caso a verificação passe o </text:span><text:span text:style-name="T7">código</text:span><text:span text:style-name="T6"> para inicializar a corrida é executado, caso contrario é enviado uma mensagem do tipo </text:span><text:span text:style-name="T12">alert()</text:span><text:span text:style-name="T6"> com a identificação da aposta invalida.</text:span></text:p>
      <text:p text:style-name="P7"/>
      <text:p text:style-name="P7"><text:span text:style-name="T5">Sorteio</text:span><text:span text:style-name="T4"> dos cavalos:</text:span><text:tab/></text:p>
      <text:p text:style-name="P7"><text:tab/><text:span text:style-name="T6">Quando as apostas estão corretas é executada uma função com o nome </text:span><text:span text:style-name="T12">init</text:span><text:span text:style-name="T14">()</text:span><text:span text:style-name="T6">, esta função será responsável por determinar qual será o cavalo vencedor. </text:span><text:span text:style-name="T7">É declarado um array de 4 elementos que contem os cavalos, esse array é imediatamente sorteado executado o seguinte codigo:</text:span></text:p>
      <text:p text:style-name="P7"><draw:frame text:anchor-type="paragraph" draw:z-index="0" draw:style-name="gr1" draw:text-style-name="P19" svg:width="16.975cm" svg:height="1.957cm" svg:x="0.044cm" svg:y="0.325cm"><draw:text-box><text:p><text:span text:style-name="T15">ArrayCavalos = (ArrayCavalos.sort(PosicaoCavalos));</text:span></text:p><text:p><text:span text:style-name="T15"/></text:p><text:p><text:span text:style-name="T15"><text:s text:c="2"/></text:span><text:span text:style-name="T15">function PosicaoCavalos() {</text:span></text:p><text:p><text:span text:style-name="T15"><text:s text:c="6"/></text:span><text:span text:style-name="T15">return (Math.round(Math.random())-0.5);</text:span></text:p><text:p><text:span text:style-name="T15"><text:s text:c="4"/></text:span><text:span text:style-name="T15">};</text:span></text:p></draw:text-box></draw:frame></text:p>
      <text:p text:style-name="P7"/>
      <text:p text:style-name="P7"/>
      <text:p text:style-name="P7"/>
      <text:p text:style-name="P7"/>
      <text:p text:style-name="P7"/>
      <text:p text:style-name="P9"><text:tab/><text:span text:style-name="T6">Após o sortear do array o cavalos é verificada qual é a ordem com que os cavalos ficaram organizados no array, o cavalo que ficar na posição 0 do array fica no 1º Lugar da corrida, o que ficar na posição 1 do array fica no 2º Lugar, o que ficar na posição 2 do array fica no 3º lugar e o que ficar na posição 3 do array fica em 4º Lugar. Seguidamente é executada uma estrutura que irá atribuir uma velocidade a cada um dos cavalos consoante a sua posição no array, caso o cavalo fique na posição 0 do array será incrementado ao contador de vitorias desse cavalo 1.</text:span></text:p>
      <text:p text:style-name="P16"><text:tab/>Dentro da função <text:span text:style-name="T12">init()</text:span> é também executada uma função jogadores <text:span text:style-name="T12">premios()</text:span> com uma estrutura do tipo <text:span text:style-name="T12">if...else</text:span> que irá verificar qual/quais foram os jogadores que acertaram no cavalo vencedor, caso o jogador acerte será incrementado ao seu montante o dobro da sua aposta, caso o jogador perca será descontado do seu montante o valor da aposta.</text:p>
      <text:p text:style-name="P16"><text:tab/><text:span text:style-name="T11">No final desta função é chamada a função </text:span><text:span text:style-name="T13">animate()</text:span><text:span text:style-name="T11">.</text:span></text:p>
      <text:p text:style-name="P16"/>
      <text:p text:style-name="P8"><text:soft-page-break/><text:span text:style-name="T5">animate( )</text:span><text:span text:style-name="T4">:</text:span></text:p>
      <text:p text:style-name="P17"><draw:frame text:anchor-type="paragraph" draw:z-index="1" draw:style-name="gr2" draw:text-style-name="P19" svg:width="16.975cm" svg:height="3.724cm" svg:x="0.044cm" svg:y="0.325cm"><draw:text-box><text:p><text:span text:style-name="T15"><text:s text:c="4"/></text:span><text:span text:style-name="T15">function animate(){</text:span></text:p><text:p><text:span text:style-name="T15"><text:s text:c="6"/></text:span><text:span text:style-name="T15">loop = setInterval(Cavalo_Vermelho, cv_v);</text:span></text:p><text:p><text:span text:style-name="T15"><text:s text:c="6"/></text:span><text:span text:style-name="T15">loop2 = setInterval(Cavalo_Azul, cazul_v);</text:span></text:p><text:p><text:span text:style-name="T15"><text:s text:c="6"/></text:span><text:span text:style-name="T15">loop3= setInterval(Cavalo_Verde, cverde_v);</text:span></text:p><text:p><text:span text:style-name="T15"><text:s text:c="6"/></text:span><text:span text:style-name="T15">loop4 = setInterval(Cavalo_Amarelo, camrl_v);</text:span></text:p><text:p><text:span text:style-name="T15"><text:s text:c="4"/></text:span><text:span text:style-name="T15">};</text:span></text:p><text:p><text:span text:style-name="T15">//cv_v – velocidade do cavalo vermelho</text:span></text:p><text:p><text:span text:style-name="T15">//cazul_v – velocidade do cavalo azul</text:span></text:p><text:p><text:span text:style-name="T15">//cverde_v – velocidade do cavalo verde</text:span></text:p><text:p><text:span text:style-name="T15">//camrl_v – velocidade do cavalo amarelo</text:span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2:29:55.844000000</meta:creation-date>
    <dc:date>2016-01-13T12:42:20.531000000</dc:date>
    <meta:editing-duration>PT15M25S</meta:editing-duration>
    <meta:editing-cycles>3</meta:editing-cycles>
    <meta:generator>LibreOffice/5.0.3.2$Windows_X86_64 LibreOffice_project/e5f16313668ac592c1bfb310f4390624e3dbfb75</meta:generator>
    <meta:document-statistic meta:table-count="0" meta:image-count="0" meta:object-count="0" meta:page-count="2" meta:paragraph-count="20" meta:word-count="513" meta:character-count="2950" meta:non-whitespace-character-count="2446"/>
  </office:meta>
</office:document-meta>
</file>